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9d1f" officeooo:paragraph-rsid="000a559a"/>
    </style:style>
    <style:style style:name="P2" style:family="paragraph" style:parent-style-name="Standard">
      <style:text-properties fo:font-size="18pt" officeooo:rsid="00089d1f" officeooo:paragraph-rsid="000a559a" style:font-size-asian="15.75pt" style:font-size-complex="18pt"/>
    </style:style>
    <style:style style:name="P3" style:family="paragraph" style:parent-style-name="Standard">
      <style:text-properties officeooo:rsid="000a559a" officeooo:paragraph-rsid="000a559a"/>
    </style:style>
    <style:style style:name="P4" style:family="paragraph" style:parent-style-name="Standard">
      <style:text-properties fo:font-size="12pt" officeooo:rsid="000be498" officeooo:paragraph-rsid="000f75bf" style:font-size-asian="10.5pt" style:font-size-complex="12pt"/>
    </style:style>
    <style:style style:name="P5" style:family="paragraph" style:parent-style-name="Standard">
      <style:text-properties fo:font-size="12pt" officeooo:rsid="000be498" officeooo:paragraph-rsid="0011823a" style:font-size-asian="10.5pt" style:font-size-complex="12pt"/>
    </style:style>
    <style:style style:name="P6" style:family="paragraph" style:parent-style-name="Standard">
      <style:text-properties fo:font-size="12pt" officeooo:rsid="0011823a" officeooo:paragraph-rsid="0011823a" style:font-size-asian="10.5pt" style:font-size-complex="12pt"/>
    </style:style>
    <style:style style:name="T1" style:family="text">
      <style:text-properties officeooo:rsid="00095c56"/>
    </style:style>
    <style:style style:name="T2" style:family="text">
      <style:text-properties officeooo:rsid="000a559a"/>
    </style:style>
    <style:style style:name="T3" style:family="text">
      <style:text-properties fo:font-size="18pt" style:font-size-asian="15.75pt" style:font-size-complex="18pt"/>
    </style:style>
    <style:style style:name="T4" style:family="text">
      <style:text-properties fo:font-size="18pt" officeooo:rsid="000a559a" style:font-size-asian="15.75pt" style:font-size-complex="18pt"/>
    </style:style>
    <style:style style:name="T5" style:family="text">
      <style:text-properties fo:font-size="18pt" officeooo:rsid="000be498" style:font-size-asian="15.75pt" style:font-size-complex="18pt"/>
    </style:style>
    <style:style style:name="T6" style:family="text">
      <style:text-properties fo:font-size="18pt" officeooo:rsid="000f75bf" style:font-size-asian="15.75pt" style:font-size-complex="18pt"/>
    </style:style>
    <style:style style:name="T7" style:family="text">
      <style:text-properties fo:font-size="18pt" officeooo:rsid="0011823a" style:font-size-asian="15.75pt" style:font-size-complex="18pt"/>
    </style:style>
    <style:style style:name="T8" style:family="text">
      <style:text-properties fo:font-size="12pt" style:font-size-asian="10.5pt" style:font-size-complex="12pt"/>
    </style:style>
    <style:style style:name="T9" style:family="text">
      <style:text-properties fo:font-size="12pt" officeooo:rsid="000a559a" style:font-size-asian="10.5pt" style:font-size-complex="12pt"/>
    </style:style>
    <style:style style:name="T10" style:family="text">
      <style:text-properties officeooo:rsid="000d5526"/>
    </style:style>
    <style:style style:name="T11" style:family="text">
      <style:text-properties officeooo:rsid="000f75bf"/>
    </style:style>
    <style:style style:name="T12" style:family="text">
      <style:text-properties officeooo:rsid="00120a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2">Middleware</text:span></text:p>
      <text:p text:style-name="P1"/>
      <text:p text:style-name="P1"><text:span text:style-name="T1">Los </text:span>middleware que usaria son los creados atraves de Laravel <text:span text:style-name="T1">con el objetivo de filtrar las peticiones HTTP <text:s/>y para otras acciones mas concretas como la autenticación en el log in. Tambien usaria un middleware capaz de recoger la información de las encuestas y transformalas a niveles estadisticos, haciendo del middleware un software indispensable en nuestra pagina. </text:span></text:p>
      <text:p text:style-name="P1"/>
      <text:p text:style-name="P1"><text:tab/><text:tab/><text:tab/><text:tab/> <text:span text:style-name="T4">Cookies</text:span></text:p>
      <text:p text:style-name="P1"><text:span text:style-name="T9"/></text:p>
      <text:p text:style-name="P3"><text:span text:style-name="T9">U</text:span><text:span text:style-name="T8">saría cookies para autenticar al usuario si esta entrando desde una zona segura</text:span></text:p>
      <text:p text:style-name="P1"><text:tab/><text:tab/><text:tab/><text:tab/></text:p>
      <text:p text:style-name="P1"><text:tab/><text:tab/><text:tab/><text:tab/><text:span text:style-name="T5">Herramienta devOps</text:span></text:p>
      <text:p text:style-name="P1"><text:span text:style-name="T5"/></text:p>
      <text:p text:style-name="P4">La herramienta que he elegido para los procesos de devOps es Git hub. <text:s/><text:span text:style-name="T10">Es de la categoría Codigo. Consiste en una página web donde los programadores suben su código. Esta herramienta es ventajosa ya que puede encontrarse codigos ya escritos muy utíles y ha diferencia de otras de aplicaciones este es la mas conocida por lo que es la que tiene mas código y por lo tanto del que mas información se puede sacar.</text:span></text:p>
      <text:p text:style-name="P4"/>
      <text:p text:style-name="P4"><text:span text:style-name="T10"><text:tab/><text:tab/><text:tab/><text:tab/> <text:s text:c="2"/></text:span><text:span text:style-name="T6">Nube</text:span></text:p>
      <text:p text:style-name="P5"><text:span text:style-name="T6"/></text:p>
      <text:p text:style-name="P5"><text:span text:style-name="T11">Usaría una nube de tipo Faas <text:s/>por su característica fundamental, <text:s/>que es el hecho que su infraestructura no es un problema para el desarrollador de la aplicación web. Su uso en mi aplicación consistirá en almacenar los datos recogidos por las encuestas.</text:span></text:p>
      <text:p text:style-name="P5"/>
      <text:p text:style-name="P5"/>
      <text:p text:style-name="P5"><text:tab/><text:tab/><text:tab/><text:tab/> <text:s/><text:span text:style-name="T7">Tecnología usada para big data</text:span></text:p>
      <text:p text:style-name="P6"><text:span text:style-name="T7"/></text:p>
      <text:p text:style-name="P6">Para la información contenida en big data pienso usar MapReduce, porque sus funciones son las mismas que la función Map y la función Reduce, con lo que el rastreo de la informacion será mas eficaz de lo que podria ser una base de datos noSQL.</text:p>
      <text:p text:style-name="P6"/>
      <text:p text:style-name="P6"><text:tab/><text:tab/></text:p>
      <text:p text:style-name="P6"><text:tab/><text:tab/><text:tab/><text:tab/> <text:span text:style-name="T3">Blockchain</text:span></text:p>
      <text:p text:style-name="P6"><text:span text:style-name="T3"/></text:p>
      <text:p text:style-name="P6">El blockchain se podr<text:span text:style-name="T12">í</text:span>a usar en nuestro caso de uso <text:span text:style-name="T12">de edicion de perfil. La estructura de</text:span>l blockchain puede venir muy bien para tener los registros de los usuarios perfectamente enlazados. De forma que los perfiles de los usuarios est<text:span text:style-name="T12">é</text:span>n enlazados <text:span text:style-name="T12">con nodos de forma que se le pueda localizar mediante los mismos.</text:span> </text:p>
      <text:p text:style-name="P5"><text:span text:style-name="T11"><text:tab/><text:tab/><text:tab/><text:tab/> <text:s/><text:line-break/> </text:span></text:p>
      <text:p text:style-name="P1"><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6:50:45.644000000</meta:creation-date>
    <dc:date>2018-06-08T23:02:29.692000000</dc:date>
    <meta:editing-duration>PT20M1S</meta:editing-duration>
    <meta:editing-cycles>2</meta:editing-cycles>
    <meta:generator>LibreOffice/6.0.4.2$Windows_X86_64 LibreOffice_project/9b0d9b32d5dcda91d2f1a96dc04c645c450872bf</meta:generator>
    <meta:document-statistic meta:table-count="0" meta:image-count="0" meta:object-count="0" meta:page-count="1" meta:paragraph-count="16" meta:word-count="295" meta:character-count="1791" meta:non-whitespace-character-count="1456"/>
  </office:meta>
</office:document-meta>
</file>